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5" draw:layer="layout" svg:width="3.175cm" svg:height="1.905cm" svg:x="6.715cm" svg:y="4.81cm">
          <text:p text:style-name="P1">fill <text:line-break/>pixelpos</text:p>
        </draw:rect>
        <draw:rect draw:style-name="gr1" draw:text-style-name="P1" draw:id="id8" draw:layer="layout" svg:width="3.175cm" svg:height="1.905cm" svg:x="6.715cm" svg:y="8.62cm">
          <text:p text:style-name="P1">fill <text:line-break/>pixelill</text:p>
        </draw:rect>
        <draw:rect draw:style-name="gr1" draw:text-style-name="P1" draw:id="id4" draw:layer="layout" svg:width="3.175cm" svg:height="1.905cm" svg:x="13.065cm" svg:y="4.81cm">
          <text:p text:style-name="P1">transform</text:p>
        </draw:rect>
        <draw:rect draw:style-name="gr1" draw:text-style-name="P1" draw:id="id3" draw:layer="layout" svg:width="3.175cm" svg:height="1.905cm" svg:x="19.415cm" svg:y="4.81cm">
          <text:p text:style-name="P1">convert to <text:line-break/>indeces</text:p>
        </draw:rect>
        <draw:rect draw:style-name="gr1" draw:text-style-name="P1" draw:id="id1" draw:layer="layout" svg:width="3.175cm" svg:height="1.905cm" svg:x="19.415cm" svg:y="8.62cm">
          <text:p text:style-name="P1">fill <text:line-break/>volume</text:p>
        </draw:rect>
        <draw:rect draw:style-name="gr1" draw:text-style-name="P1" draw:id="id2" draw:layer="layout" svg:width="3.175cm" svg:height="1.905cm" svg:x="25.13cm" svg:y="8.62cm">
          <text:p text:style-name="P1">fill<text:line-break/>holes</text:p>
        </draw:rect>
        <draw:connector draw:style-name="gr2" draw:text-style-name="P1" draw:layer="layout" draw:type="line" svg:x1="22.59cm" svg:y1="9.572cm" svg:x2="25.13cm" svg:y2="9.572cm" draw:start-shape="id1" draw:start-glue-point="1" draw:end-shape="id2" draw:end-glue-point="3" svg:d="m22590 9572h2540">
          <text:p text:style-name="P1"><text:line-break/>volume</text:p>
        </draw:connector>
        <draw:connector draw:style-name="gr2" draw:text-style-name="P1" draw:layer="layout" draw:type="line" svg:x1="21.002cm" svg:y1="6.715cm" svg:x2="21.002cm" svg:y2="8.62cm" draw:start-shape="id3" draw:start-glue-point="2" draw:end-shape="id1" draw:end-glue-point="0" svg:d="m21002 6715v1905">
          <text:p text:style-name="P1"><text:tab/><text:tab/>pixelpos</text:p>
        </draw:connector>
        <draw:connector draw:style-name="gr2" draw:text-style-name="P1" draw:layer="layout" draw:type="line" svg:x1="16.24cm" svg:y1="5.762cm" svg:x2="19.415cm" svg:y2="5.762cm" draw:start-shape="id4" draw:end-shape="id3" draw:end-glue-point="3" svg:d="m16240 5762h3175">
          <text:p text:style-name="P1"><text:line-break/>pixelpos</text:p>
        </draw:connector>
        <draw:connector draw:style-name="gr2" draw:text-style-name="P1" draw:layer="layout" draw:type="line" svg:x1="9.89cm" svg:y1="5.762cm" svg:x2="13.065cm" svg:y2="5.762cm" draw:start-shape="id5" draw:start-glue-point="1" draw:end-shape="id4" draw:end-glue-point="3" svg:d="m9890 5762h3175">
          <text:p text:style-name="P1"><text:line-break/>pixelpos</text:p>
        </draw:connector>
        <draw:connector draw:style-name="gr3" draw:text-style-name="P1" draw:layer="layout" draw:type="line" svg:x1="14.652cm" svg:y1="3.54cm" svg:x2="14.652cm" svg:y2="4.81cm" draw:start-shape="id6" draw:start-glue-point="2" draw:end-shape="id4" draw:end-glue-point="0" svg:d="m14652 3540v1270">
          <text:p/>
        </draw:connector>
        <draw:connector draw:style-name="gr3" draw:text-style-name="P1" draw:layer="layout" draw:type="line" svg:x1="5.445cm" svg:y1="7.667cm" svg:x2="6.715cm" svg:y2="5.762cm" draw:start-shape="id7" draw:start-glue-point="1" draw:end-shape="id5" draw:end-glue-point="3" svg:d="m5445 7667 1270-1905">
          <text:p/>
        </draw:connector>
        <draw:connector draw:style-name="gr3" draw:text-style-name="P1" draw:layer="layout" draw:type="line" svg:x1="5.445cm" svg:y1="7.667cm" svg:x2="6.715cm" svg:y2="9.572cm" draw:start-shape="id7" draw:start-glue-point="1" draw:end-shape="id8" draw:end-glue-point="3" svg:d="m5445 7667 1270 1905">
          <text:p/>
        </draw:connector>
        <draw:connector draw:style-name="gr3" draw:text-style-name="P1" draw:layer="layout" draw:type="line" svg:x1="5.445cm" svg:y1="9.572cm" svg:x2="6.715cm" svg:y2="9.572cm" draw:start-shape="id9" draw:start-glue-point="1" draw:end-shape="id8" draw:end-glue-point="3" svg:d="m5445 9572h1270">
          <text:p/>
        </draw:connector>
        <draw:connector draw:style-name="gr3" draw:text-style-name="P1" draw:layer="layout" draw:type="line" svg:x1="28.305cm" svg:y1="9.572cm" svg:x2="29.575cm" svg:y2="9.572cm" draw:start-shape="id2" draw:start-glue-point="1" draw:end-shape="id10" draw:end-glue-point="3" svg:d="m28305 9572h1270">
          <text:p/>
        </draw:connector>
        <draw:rect draw:style-name="gr4" draw:text-style-name="P1" draw:id="id6" draw:layer="layout" svg:width="3.175cm" svg:height="1.905cm" svg:x="13.065cm" svg:y="1.635cm">
          <text:p text:style-name="P1">tracking<text:line-break/>data</text:p>
        </draw:rect>
        <draw:rect draw:style-name="gr4" draw:text-style-name="P1" draw:id="id9" draw:layer="layout" svg:width="2.54cm" svg:height="1.905cm" svg:x="2.905cm" svg:y="8.62cm">
          <text:p text:style-name="P1">bscans</text:p>
        </draw:rect>
        <draw:rect draw:style-name="gr4" draw:text-style-name="P1" draw:id="id7" draw:layer="layout" svg:width="2.54cm" svg:height="1.905cm" svg:x="2.905cm" svg:y="6.715cm">
          <text:p text:style-name="P1">mask</text:p>
        </draw:rect>
        <draw:rect draw:style-name="gr4" draw:text-style-name="P1" draw:id="id10" draw:layer="layout" svg:width="2.54cm" svg:height="1.905cm" svg:x="29.575cm" svg:y="8.62cm">
          <text:p text:style-name="P1">volume</text:p>
        </draw:rect>
        <draw:connector draw:style-name="gr2" draw:text-style-name="P1" draw:layer="layout" draw:type="line" svg:x1="9.89cm" svg:y1="9.572cm" svg:x2="19.415cm" svg:y2="9.572cm" draw:start-shape="id8" draw:start-glue-point="1" draw:end-shape="id1" draw:end-glue-point="3" svg:d="m9890 9572h9525">
          <text:p text:style-name="P1"><text:line-break/>pixelil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4:45:59.83</meta:creation-date>
    <dc:date>2010-06-14T03:37:13.89</dc:date>
    <meta:editing-duration>PT00H21M35S</meta:editing-duration>
    <meta:editing-cycles>3</meta:editing-cycles>
    <meta:generator>OpenOffice.org/3.2$Win32 OpenOffice.org_project/320m12$Build-9483</meta:generator>
    <meta:document-statistic meta:object-count="20"/>
  </office:meta>
</office:document-meta>
</file>